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799in" fo:text-align="justify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.0799in" fo:text-indent="0in" style:auto-text-indent="false"/>
      <style:text-properties fo:font-weight="bold" style:font-weight-asian="bold"/>
    </style:style>
    <style:style style:name="P3" style:family="paragraph" style:parent-style-name="List_20_Paragraph">
      <style:paragraph-properties fo:margin-left="0in" fo:margin-right="0in" fo:margin-top="0in" fo:margin-bottom="0.0799in" fo:text-indent="0in" style:auto-text-indent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in" fo:margin-right="0in" fo:margin-top="0in" fo:margin-bottom="0.078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.078in" fo:text-indent="0in" style:auto-text-indent="false"/>
      <style:text-properties fo:font-weight="bold" style:font-weight-asian="bold"/>
    </style:style>
    <style:style style:name="P6" style:family="paragraph" style:parent-style-name="Standard">
      <style:paragraph-properties fo:margin-left="0in" fo:margin-right="0in" fo:margin-top="0in" fo:margin-bottom="0.078in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margin-top="0in" fo:margin-bottom="0in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fo:line-height="149%" fo:text-align="justify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in" fo:text-indent="0in" style:auto-text-indent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fo:text-indent="0in" style:auto-text-indent="false"/>
      <style:text-properties fo:font-weight="bold" style:font-weight-asian="bold"/>
    </style:style>
    <style:style style:name="P11" style:family="paragraph" style:parent-style-name="Standard">
      <style:paragraph-properties fo:margin-left="0in" fo:margin-right="0in" fo:margin-top="0in" fo:margin-bottom="0.0807in" fo:text-indent="0in" style:auto-text-indent="false"/>
      <style:text-properties fo:font-weight="bold" style:font-weight-asian="bold"/>
    </style:style>
    <style:style style:name="P12" style:family="paragraph" style:parent-style-name="Standard">
      <style:paragraph-properties fo:margin-top="0in" fo:margin-bottom="0in"/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top="0in" fo:margin-bottom="0in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.0071in" fo:margin-right="0in" fo:text-indent="-0.0071in" style:auto-text-indent="false"/>
    </style:style>
    <style:style style:name="P15" style:family="paragraph" style:parent-style-name="Standard">
      <style:paragraph-properties fo:margin-top="0in" fo:margin-bottom="0.0799in"/>
    </style:style>
    <style:style style:name="P16" style:family="paragraph" style:parent-style-name="Standard">
      <style:paragraph-properties fo:margin-top="0in" fo:margin-bottom="0.0799in"/>
      <style:text-properties fo:font-weight="bold" style:font-weight-asian="bold"/>
    </style:style>
    <style:style style:name="P17" style:family="paragraph" style:parent-style-name="List_20_Paragraph">
      <style:paragraph-properties fo:margin-top="0in" fo:margin-bottom="0.0799in"/>
    </style:style>
    <style:style style:name="P18" style:family="paragraph" style:parent-style-name="Standard">
      <style:paragraph-properties fo:margin-left="-0.0035in" fo:margin-right="2.702in" fo:margin-top="0in" fo:margin-bottom="0.0791in" fo:text-indent="-0.0071in" style:auto-text-indent="false"/>
      <style:text-properties fo:font-weight="bold" style:font-weight-asian="bold"/>
    </style:style>
    <style:style style:name="P19" style:family="paragraph" style:parent-style-name="Standard">
      <style:paragraph-properties fo:margin-left="0.0283in" fo:margin-right="0in" fo:margin-top="0in" fo:margin-bottom="0.0047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20" style:family="paragraph" style:parent-style-name="Standard">
      <style:paragraph-properties fo:margin-left="0.0283in" fo:margin-right="0in" fo:margin-top="0in" fo:margin-bottom="0.0047in" fo:text-align="center" style:justify-single-word="false" fo:text-indent="0in" style:auto-text-indent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0.0709in" fo:margin-right="0in" fo:margin-top="0in" fo:margin-bottom="0.078in" fo:text-align="center" style:justify-single-word="false" fo:text-indent="0in" style:auto-text-indent="false"/>
      <style:text-properties fo:font-weight="bold" style:font-weight-asian="bold"/>
    </style:style>
    <style:style style:name="P22" style:family="paragraph" style:parent-style-name="Standard">
      <style:paragraph-properties fo:margin-left="0in" fo:margin-right="-0.0508in" fo:margin-top="0in" fo:margin-bottom="0.0083in" fo:text-indent="0in" style:auto-text-indent="false"/>
      <style:text-properties fo:font-weight="bold" style:font-weight-asian="bold"/>
    </style:style>
    <style:style style:name="P23" style:family="paragraph" style:parent-style-name="Standard">
      <style:paragraph-properties fo:margin-left="0in" fo:margin-right="1.9866in" fo:margin-top="0in" fo:margin-bottom="0.0016in" fo:line-height="148%" fo:text-indent="0in" style:auto-text-indent="false"/>
    </style:style>
    <style:style style:name="P24" style:family="paragraph" style:parent-style-name="List_20_Paragraph" style:list-style-name="WWNum4">
      <style:paragraph-properties fo:margin-top="0in" fo:margin-bottom="0.0799in"/>
    </style:style>
    <style:style style:name="P25" style:family="paragraph" style:parent-style-name="List_20_Paragraph" style:list-style-name="WWNum5">
      <style:paragraph-properties fo:margin-top="0in" fo:margin-bottom="0.0799in"/>
    </style:style>
    <style:style style:name="P26" style:family="paragraph" style:parent-style-name="List_20_Paragraph" style:list-style-name="L1">
      <style:paragraph-properties fo:margin-top="0in" fo:margin-bottom="0.0799in"/>
      <style:text-properties fo:font-weight="bold" style:font-weight-asian="bold" style:font-weight-complex="bold"/>
    </style:style>
    <style:style style:name="P27" style:family="paragraph" style:parent-style-name="Standard" style:master-page-name="Standard">
      <style:paragraph-properties fo:margin-left="0.0917in" fo:margin-right="0in" fo:margin-top="0in" fo:margin-bottom="0.052in" fo:text-align="center" style:justify-single-word="false" fo:text-indent="0in" style:auto-text-indent="false" style:page-number="auto"/>
      <style:text-properties fo:font-size="18pt" fo:font-weight="bold" style:font-size-asian="18pt" style:font-weight-asian="bold"/>
    </style:style>
    <style:style style:name="P28" style:family="paragraph" style:parent-style-name="Standard">
      <style:paragraph-properties fo:margin-left="0in" fo:margin-right="1.9866in" fo:margin-top="0in" fo:margin-bottom="0.0016in" fo:line-height="148%" fo:text-align="center" style:justify-single-word="false" fo:text-indent="0in" style:auto-text-indent="false"/>
      <style:text-properties fo:color="#000080"/>
    </style:style>
    <style:style style:name="P29" style:family="paragraph" style:parent-style-name="Standard" style:list-style-name="L2">
      <style:paragraph-properties fo:margin-top="0in" fo:margin-bottom="0in"/>
      <style:text-properties fo:font-weight="normal" style:font-weight-asian="normal" style:font-weight-complex="normal"/>
    </style:style>
    <style:style style:name="P30" style:family="paragraph" style:parent-style-name="Standard" style:list-style-name="L3">
      <style:paragraph-properties fo:margin-top="0in" fo:margin-bottom="0in"/>
      <style:text-properties fo:font-weight="normal" style:font-weight-asian="normal" style:font-weight-complex="normal"/>
    </style:style>
    <style:style style:name="P31" style:family="paragraph" style:parent-style-name="Standard" style:list-style-name="L4">
      <style:paragraph-properties fo:margin-top="0in" fo:margin-bottom="0in"/>
      <style:text-properties fo:font-weight="normal" style:font-weight-asian="normal" style:font-weight-complex="normal"/>
    </style:style>
    <style:style style:name="P32" style:family="paragraph" style:parent-style-name="Standard" style:list-style-name="L5">
      <style:paragraph-properties fo:margin-top="0in" fo:margin-bottom="0in"/>
      <style:text-properties fo:font-weight="normal" style:font-weight-asian="normal" style:font-weight-complex="normal"/>
    </style:style>
    <style:style style:name="P33" style:family="paragraph" style:parent-style-name="Standard" style:list-style-name="L4">
      <style:paragraph-properties fo:margin-left="0in" fo:margin-right="0in" fo:margin-top="0in" fo:margin-bottom="0in" fo:text-indent="0in" style:auto-text-indent="false"/>
      <style:text-properties fo:font-weight="bold" style:font-weight-asian="bold" style:font-weight-complex="bold"/>
    </style:style>
    <style:style style:name="T1" style:family="text">
      <style:text-properties fo:font-size="24pt" style:font-size-asian="24pt"/>
    </style:style>
    <style:style style:name="T2" style:family="text">
      <style:text-properties fo:font-size="24pt" fo:font-weight="bold" style:font-size-asian="24pt" style:font-weight-asian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83in" fo:text-indent="-0.25in" fo:margin-left="0.52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83in" fo:text-indent="-0.25in" fo:margin-left="0.77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83in" fo:text-indent="-0.25in" fo:margin-left="1.02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83in" fo:text-indent="-0.25in" fo:margin-left="1.27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83in" fo:text-indent="-0.25in" fo:margin-left="1.52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83in" fo:text-indent="-0.25in" fo:margin-left="1.77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83in" fo:text-indent="-0.25in" fo:margin-left="2.02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83in" fo:text-indent="-0.25in" fo:margin-left="2.27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83in" fo:text-indent="-0.25in" fo:margin-left="2.52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83in" fo:text-indent="-0.25in" fo:margin-left="2.778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83in" fo:text-indent="-0.25in" fo:margin-left="0.52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83in" fo:text-indent="-0.25in" fo:margin-left="0.77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83in" fo:text-indent="-0.25in" fo:margin-left="1.02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83in" fo:text-indent="-0.25in" fo:margin-left="1.27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83in" fo:text-indent="-0.25in" fo:margin-left="1.52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83in" fo:text-indent="-0.25in" fo:margin-left="1.77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83in" fo:text-indent="-0.25in" fo:margin-left="2.02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83in" fo:text-indent="-0.25in" fo:margin-left="2.27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83in" fo:text-indent="-0.25in" fo:margin-left="2.52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83in" fo:text-indent="-0.25in" fo:margin-left="2.778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83in" fo:text-indent="-0.25in" fo:margin-left="0.52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83in" fo:text-indent="-0.25in" fo:margin-left="0.77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83in" fo:text-indent="-0.25in" fo:margin-left="1.02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83in" fo:text-indent="-0.25in" fo:margin-left="1.27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83in" fo:text-indent="-0.25in" fo:margin-left="1.52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83in" fo:text-indent="-0.25in" fo:margin-left="1.77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83in" fo:text-indent="-0.25in" fo:margin-left="2.02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83in" fo:text-indent="-0.25in" fo:margin-left="2.27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83in" fo:text-indent="-0.25in" fo:margin-left="2.52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83in" fo:text-indent="-0.25in" fo:margin-left="2.778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/></text:p>
      <text:p text:style-name="P19">MEERGUL ATAMOVA</text:p>
      <text:p text:style-name="P20">Seymour, CT</text:p>
      <text:p text:style-name="P20">407 300 8893</text:p>
      <text:p text:style-name="P23"><text:span text:style-name="T3"><text:s text:c="51"/></text:span><text:a xlink:type="simple" xlink:href="mailto:meerim.atamova@gmail.com" text:style-name="Internet_20_link" text:visited-style-name="Visited_20_Internet_20_Link"><text:span text:style-name="T4">meerim.atamova@gmail.com</text:span></text:a></text:p>
      <text:p text:style-name="P28"><text:s text:c="43"/>www.meergul.com</text:p>
      <text:p text:style-name="P21"><text:s/></text:p>
      <text:p text:style-name="P8">Independent and motivated self-taught full-stack developer is looking for an junior-level programming position in web development industry, or software engineering. Strong skills in HTML/CSS, SASS, Bootstrap frameworks, JavaScript, Node.JS, MongoDB. Interest in Python and .NET development. Strong focus on building responsive web-design and applications, and writing clean code.</text:p>
      <text:p text:style-name="P1"><text:s/></text:p>
      <text:p text:style-name="P18">PROFESSIONAL EXPERIENCE </text:p>
      <text:p text:style-name="P18"/>
      <text:p text:style-name="P2">Server at Otaru Sushi Bar and Omakase</text:p>
      <text:p text:style-name="P2">July, 2019 – December, 2020</text:p>
      <text:p text:style-name="P2">New Haven, CT</text:p>
      <text:list xml:id="list7915685599685843198" text:style-name="WWNum4">
        <text:list-item>
          <text:p text:style-name="P24">Serve omakase style dinner</text:p>
        </text:list-item>
        <text:list-item>
          <text:p text:style-name="P24">Help customers with the choice in menu</text:p>
        </text:list-item>
        <text:list-item>
          <text:p text:style-name="P24">Provide safe omakase experience</text:p>
        </text:list-item>
      </text:list>
      <text:p text:style-name="P15"/>
      <text:p text:style-name="P16">Server at Parallel Post by Marriott International</text:p>
      <text:p text:style-name="P16">August, 2019 – March, 2020</text:p>
      <text:p text:style-name="P16">Trumbull, CT</text:p>
      <text:list xml:id="list4640676532622726559" text:style-name="WWNum5">
        <text:list-item>
          <text:p text:style-name="P25">Take orders and provide excellent customer care </text:p>
        </text:list-item>
        <text:list-item>
          <text:p text:style-name="P25">Run orders and operations on MACROS POS system</text:p>
        </text:list-item>
        <text:list-item>
          <text:p text:style-name="P25">Be efficient in busy environment</text:p>
        </text:list-item>
      </text:list>
      <text:p text:style-name="P17"/>
      <text:p text:style-name="P3">Background Actor at Central Casting NYC</text:p>
      <text:p text:style-name="P3">October 2019 – December 2020</text:p>
      <text:p text:style-name="P3">New York City</text:p>
      <text:list xml:id="list4465477708511747130" text:style-name="L1">
        <text:list-item>
          <text:p text:style-name="P26">Perform acting roles </text:p>
        </text:list-item>
        <text:list-item>
          <text:p text:style-name="P26">Comfortable with set environment</text:p>
        </text:list-item>
        <text:list-item>
          <text:p text:style-name="P26">Be on time for the shoot, or set</text:p>
        </text:list-item>
      </text:list>
      <text:p text:style-name="P15"><text:soft-page-break/></text:p>
      <text:p text:style-name="P7"><text:span text:style-name="T2"><text:s text:c="17"/>MEERGUL ATAMOVA</text:span><text:span text:style-name="T1"> </text:span></text:p>
      <text:p text:style-name="P2"><text:s/></text:p>
      <text:p text:style-name="P6"><text:s/>EDUCATION </text:p>
      <text:p text:style-name="P22"/>
      <text:p text:style-name="P18">Osh State University – Osh, Kyrgyzstan, 2012 </text:p>
      <text:p text:style-name="P14">Bachelor's in English Education </text:p>
      <text:p text:style-name="P5"><text:s/></text:p>
      <text:p text:style-name="P11">Housatonic Community College – Bridgeport, CT, 2020 </text:p>
      <text:p text:style-name="P14">Computer Science </text:p>
      <text:p text:style-name="P4"><text:s/></text:p>
      <text:p text:style-name="P10">SKILLS:</text:p>
      <text:p text:style-name="P10"/>
      <text:p text:style-name="P10">Node.js: </text:p>
      <text:list xml:id="list7664941474629681628" text:style-name="L2">
        <text:list-item>
          <text:p text:style-name="P29">Working with RESTful API and Express.js framework</text:p>
        </text:list-item>
        <text:list-item>
          <text:p text:style-name="P29">Build responsive applications such as ChatApp, TaskApp with full backend development</text:p>
        </text:list-item>
        <text:list-item>
          <text:p text:style-name="P29">Implement npm modules and cdn links for a better looking design</text:p>
        </text:list-item>
        <text:list-item>
          <text:p text:style-name="P29">Application testing</text:p>
        </text:list-item>
      </text:list>
      <text:p text:style-name="P12"/>
      <text:p text:style-name="P13">HTML/CSS:</text:p>
      <text:list xml:id="list536865840976298554" text:style-name="L3">
        <text:list-item>
          <text:p text:style-name="P30">Building static web pages and implementing graphic design </text:p>
        </text:list-item>
        <text:list-item>
          <text:p text:style-name="P30">Implementing video and audio elements in web pages</text:p>
        </text:list-item>
        <text:list-item>
          <text:p text:style-name="P30">Deploy the work on GitHub, and Heroku</text:p>
        </text:list-item>
      </text:list>
      <text:p text:style-name="P12"/>
      <text:p text:style-name="P13">JavaScript:</text:p>
      <text:list xml:id="list7597360891046019513" text:style-name="L4">
        <text:list-item>
          <text:p text:style-name="P31">Building interactive less static web-pages</text:p>
        </text:list-item>
        <text:list-item>
          <text:p text:style-name="P31">Work on applications such as ToDo App, Movie App </text:p>
        </text:list-item>
        <text:list-item>
          <text:p text:style-name="P31">Work with APIs and building database</text:p>
        </text:list-item>
      </text:list>
      <text:p text:style-name="P13"/>
      <text:p text:style-name="P13">Languages:</text:p>
      <text:list xml:id="list7828537786504125120" text:style-name="L5">
        <text:list-item>
          <text:p text:style-name="P32">Fluent in Russian</text:p>
        </text:list-item>
      </text:list>
      <text:p text:style-name="P13"/>
      <text:list xml:id="list39517581" text:continue-list="list7597360891046019513" text:style-name="L4">
        <text:list-header>
          <text:p text:style-name="P31"/>
          <text:p text:style-name="P33">INTERESTS:</text:p>
        </text:list-header>
        <text:list-item>
          <text:p text:style-name="P31">Python</text:p>
        </text:list-item>
        <text:list-item>
          <text:p text:style-name="P31">Blender</text:p>
        </text:list-item>
        <text:list-item>
          <text:p text:style-name="P31">Unity <text:s/></text:p>
        </text:list-item>
        <text:list-item>
          <text:p text:style-name="P31">Game Development</text:p>
        </text:list-item>
      </text:list>
      <text:p text:style-name="P9"><text:s/></text:p>
      <text:p text:style-name="P10"><text:s/></text:p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.0354in" fo:margin-right="0in" fo:margin-top="0in" fo:margin-bottom="0.0811in" fo:orphans="2" fo:widows="2" fo:text-indent="-0.0071in" style:auto-text-indent="false" style:writing-mode="lr-tb"/>
      <style:text-properties fo:color="#000000" style:font-name="Times New Roman" fo:font-size="12pt" style:font-name-asian="Times New Roman2" style:font-size-asian="12pt" style:font-name-complex="Times New Roman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.0071in" fo:margin-right="0in" fo:margin-top="0.1665in" fo:margin-bottom="0.0791in" fo:keep-together="always" fo:orphans="2" fo:widows="2" fo:text-indent="-0.0071in" style:auto-text-indent="false" fo:keep-with-next="always" style:writing-mode="lr-tb"/>
      <style:text-properties fo:color="#000000" style:font-name="Times New Roman1" fo:font-size="12pt" fo:font-weight="bold" style:font-name-asian="Times New Roman2" style:font-size-asian="12pt" style:font-weight-asian="bold" style:font-name-complex="Times New Roman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-0.0071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style:font-name="Times New Roman" fo:font-size="12pt" fo:font-weight="bold" style:font-name-asian="Times New Roman2" style:font-size-asian="12pt" style:font-weight-asian="bold" style:font-name-complex="Times New Roman2"/>
    </style:style>
    <style:style style:name="ListLabel_20_1" style:display-name="ListLabel 1" style:family="text">
      <style:text-properties fo:color="#000000" style:text-line-through-style="none" style:text-position="0% 100%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4898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4898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4898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283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283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28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283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28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28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283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28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2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102in" fo:margin-bottom="0.8209in" fo:margin-left="0.7866in" fo:margin-right="0.8181in" style:writing-mode="lr-tb" style:layout-grid-color="#c0c0c0" style:layout-grid-lines="25829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ggott, Liam</meta:initial-creator>
    <dc:creator>user  dell</dc:creator>
    <meta:editing-cycles>6</meta:editing-cycles>
    <meta:creation-date>2020-05-08T19:19:00</meta:creation-date>
    <dc:date>2020-12-20T19:27:26.01</dc:date>
    <meta:editing-duration>PT2H6M25S</meta:editing-duration>
    <meta:generator>OpenOffice/4.1.7$Win32 OpenOffice.org_project/417m1$Build-9800</meta:generator>
    <meta:document-statistic meta:table-count="0" meta:image-count="0" meta:object-count="0" meta:page-count="2" meta:paragraph-count="61" meta:word-count="288" meta:character-count="19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